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Noto Mono" svg:font-family="'Noto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fo:break-before="auto" fo:break-after="auto" table:align="margins" fo:keep-with-next="auto" style:may-break-between-rows="true" table:border-model="collapsing"/>
    </style:style>
    <style:style style:name="Table1.A" style:family="table-column">
      <style:table-column-properties style:column-width="6.925in" style:rel-column-width="65535*"/>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 style:family="table">
      <style:table-properties style:width="6.925in" fo:break-before="auto" fo:break-after="auto" table:align="margins" fo:keep-with-next="auto" style:may-break-between-rows="true" table:border-model="collapsing"/>
    </style:style>
    <style:style style:name="Table2.A" style:family="table-column">
      <style:table-column-properties style:column-width="6.925in" style:rel-column-width="65535*"/>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 style:family="table">
      <style:table-properties style:width="6.925in" fo:break-before="auto" fo:break-after="auto" table:align="margins" fo:keep-with-next="auto" style:may-break-between-rows="true" table:border-model="collapsing"/>
    </style:style>
    <style:style style:name="Table3.A" style:family="table-column">
      <style:table-column-properties style:column-width="6.925in" style:rel-column-width="65535*"/>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 style:family="table">
      <style:table-properties style:width="6.925in" fo:break-before="auto" fo:break-after="auto" table:align="margins" fo:keep-with-next="auto" style:may-break-between-rows="true" table:border-model="collapsing"/>
    </style:style>
    <style:style style:name="Table4.A" style:family="table-column">
      <style:table-column-properties style:column-width="6.925in" style:rel-column-width="65535*"/>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 style:family="table">
      <style:table-properties style:width="6.925in" fo:break-before="auto" fo:break-after="auto" table:align="margins" fo:keep-with-next="auto" style:may-break-between-rows="true" table:border-model="collapsing"/>
    </style:style>
    <style:style style:name="Table5.A" style:family="table-column">
      <style:table-column-properties style:column-width="6.925in" style:rel-column-width="65535*"/>
    </style:style>
    <style:style style:name="Table5.1" style:family="table-row">
      <style:table-row-properties fo:keep-together="auto"/>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 style:family="table">
      <style:table-properties style:width="6.925in" fo:break-before="auto" fo:break-after="auto" table:align="margins" fo:keep-with-next="auto" style:may-break-between-rows="true" table:border-model="collapsing"/>
    </style:style>
    <style:style style:name="Table6.A" style:family="table-column">
      <style:table-column-properties style:column-width="6.925in" style:rel-column-width="65535*"/>
    </style:style>
    <style:style style:name="Table6.1" style:family="table-row">
      <style:table-row-properties fo:keep-together="auto"/>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 style:family="table">
      <style:table-properties style:width="6.925in" fo:break-before="auto" fo:break-after="auto" table:align="margins" fo:keep-with-next="auto" style:may-break-between-rows="true" table:border-model="collapsing"/>
    </style:style>
    <style:style style:name="Table7.A" style:family="table-column">
      <style:table-column-properties style:column-width="6.925in" style:rel-column-width="65535*"/>
    </style:style>
    <style:style style:name="Table7.1" style:family="table-row">
      <style:table-row-properties fo:keep-together="auto"/>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 style:family="table">
      <style:table-properties style:width="6.925in" fo:break-before="auto" fo:break-after="auto" table:align="margins" fo:keep-with-next="auto" style:may-break-between-rows="true" table:border-model="collapsing"/>
    </style:style>
    <style:style style:name="Table8.A" style:family="table-column">
      <style:table-column-properties style:column-width="6.925in" style:rel-column-width="65535*"/>
    </style:style>
    <style:style style:name="Table8.1" style:family="table-row">
      <style:table-row-properties fo:keep-together="auto"/>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 style:family="table">
      <style:table-properties style:width="6.925in" fo:break-before="auto" fo:break-after="auto" table:align="margins" fo:keep-with-next="auto" style:may-break-between-rows="true" table:border-model="collapsing"/>
    </style:style>
    <style:style style:name="Table9.A" style:family="table-column">
      <style:table-column-properties style:column-width="6.925in" style:rel-column-width="65535*"/>
    </style:style>
    <style:style style:name="Table9.1" style:family="table-row">
      <style:table-row-properties fo:keep-together="auto"/>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 style:family="table">
      <style:table-properties style:width="6.925in" fo:break-before="auto" fo:break-after="auto" table:align="margins" fo:keep-with-next="auto" style:may-break-between-rows="true" table:border-model="collapsing"/>
    </style:style>
    <style:style style:name="Table10.A" style:family="table-column">
      <style:table-column-properties style:column-width="6.925in" style:rel-column-width="65535*"/>
    </style:style>
    <style:style style:name="Table10.1" style:family="table-row">
      <style:table-row-properties fo:keep-together="auto"/>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 style:family="table">
      <style:table-properties style:width="6.925in" fo:break-before="auto" fo:break-after="auto" table:align="margins" fo:keep-with-next="auto" style:may-break-between-rows="true" table:border-model="collapsing"/>
    </style:style>
    <style:style style:name="Table11.A" style:family="table-column">
      <style:table-column-properties style:column-width="6.925in" style:rel-column-width="65535*"/>
    </style:style>
    <style:style style:name="Table11.1" style:family="table-row">
      <style:table-row-properties fo:keep-together="auto"/>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 style:family="table">
      <style:table-properties style:width="6.925in" fo:break-before="auto" fo:break-after="auto" table:align="margins" fo:keep-with-next="auto" style:may-break-between-rows="true" table:border-model="collapsing"/>
    </style:style>
    <style:style style:name="Table12.A" style:family="table-column">
      <style:table-column-properties style:column-width="6.925in" style:rel-column-width="65535*"/>
    </style:style>
    <style:style style:name="Table12.1" style:family="table-row">
      <style:table-row-properties fo:keep-together="auto"/>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 style:family="table">
      <style:table-properties style:width="6.925in" fo:break-before="auto" fo:break-after="auto" table:align="margins" fo:keep-with-next="auto" style:may-break-between-rows="true" table:border-model="collapsing"/>
    </style:style>
    <style:style style:name="Table13.A" style:family="table-column">
      <style:table-column-properties style:column-width="6.925in" style:rel-column-width="65535*"/>
    </style:style>
    <style:style style:name="Table13.1" style:family="table-row">
      <style:table-row-properties fo:keep-together="auto"/>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 style:family="table">
      <style:table-properties style:width="6.925in" fo:break-before="auto" fo:break-after="auto" table:align="margins" fo:keep-with-next="auto" style:may-break-between-rows="true" table:border-model="collapsing"/>
    </style:style>
    <style:style style:name="Table14.A" style:family="table-column">
      <style:table-column-properties style:column-width="6.925in" style:rel-column-width="65535*"/>
    </style:style>
    <style:style style:name="Table14.1" style:family="table-row">
      <style:table-row-properties fo:keep-together="auto"/>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 style:family="table">
      <style:table-properties style:width="6.925in" fo:break-before="auto" fo:break-after="auto" table:align="margins" fo:keep-with-next="auto" style:may-break-between-rows="true" table:border-model="collapsing"/>
    </style:style>
    <style:style style:name="Table15.A" style:family="table-column">
      <style:table-column-properties style:column-width="6.925in" style:rel-column-width="65535*"/>
    </style:style>
    <style:style style:name="Table15.1" style:family="table-row">
      <style:table-row-properties fo:keep-together="auto"/>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 style:family="table">
      <style:table-properties style:width="6.925in" fo:break-before="auto" fo:break-after="auto" table:align="margins" fo:keep-with-next="auto" style:may-break-between-rows="true" table:border-model="collapsing"/>
    </style:style>
    <style:style style:name="Table16.A" style:family="table-column">
      <style:table-column-properties style:column-width="6.925in" style:rel-column-width="65535*"/>
    </style:style>
    <style:style style:name="Table16.1" style:family="table-row">
      <style:table-row-properties fo:keep-together="auto"/>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 style:family="table">
      <style:table-properties style:width="6.925in" fo:break-before="auto" fo:break-after="auto" table:align="margins" fo:keep-with-next="auto" style:may-break-between-rows="true" table:border-model="collapsing"/>
    </style:style>
    <style:style style:name="Table17.A" style:family="table-column">
      <style:table-column-properties style:column-width="6.925in" style:rel-column-width="65535*"/>
    </style:style>
    <style:style style:name="Table17.1" style:family="table-row">
      <style:table-row-properties fo:keep-together="auto"/>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8" style:family="table">
      <style:table-properties style:width="6.925in" fo:break-before="auto" fo:break-after="auto" table:align="margins" fo:keep-with-next="auto" style:may-break-between-rows="true" table:border-model="collapsing"/>
    </style:style>
    <style:style style:name="Table18.A" style:family="table-column">
      <style:table-column-properties style:column-width="6.925in" style:rel-column-width="65535*"/>
    </style:style>
    <style:style style:name="Table18.1" style:family="table-row">
      <style:table-row-properties fo:keep-together="auto"/>
    </style:style>
    <style:style style:name="Table1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 style:family="table" style:master-page-name="">
      <style:table-properties style:width="6.925in" style:page-number="auto" fo:break-before="auto" fo:break-after="auto" table:align="margins" style:shadow="none" fo:keep-with-next="auto" style:may-break-between-rows="true" table:border-model="collapsing"/>
    </style:style>
    <style:style style:name="Table19.A" style:family="table-column">
      <style:table-column-properties style:column-width="6.925in" style:rel-column-width="65535*"/>
    </style:style>
    <style:style style:name="Table19.1" style:family="table-row">
      <style:table-row-properties fo:keep-together="auto"/>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P1" style:family="paragraph" style:parent-style-name="Text_20_body">
      <style:text-properties officeooo:rsid="001630a7" officeooo:paragraph-rsid="001630a7"/>
    </style:style>
    <style:style style:name="P2" style:family="paragraph" style:parent-style-name="Text_20_body">
      <style:text-properties officeooo:rsid="0016db61" officeooo:paragraph-rsid="0016db61"/>
    </style:style>
    <style:style style:name="P3" style:family="paragraph" style:parent-style-name="Text_20_body">
      <style:text-properties officeooo:rsid="0018072f" officeooo:paragraph-rsid="0018072f"/>
    </style:style>
    <style:style style:name="P4" style:family="paragraph" style:parent-style-name="Text_20_body">
      <style:text-properties officeooo:rsid="0018072f" officeooo:paragraph-rsid="0023f9e5"/>
    </style:style>
    <style:style style:name="P5" style:family="paragraph" style:parent-style-name="Text_20_body">
      <style:text-properties officeooo:rsid="0018072f" officeooo:paragraph-rsid="002bbaf4"/>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30a7" officeooo:paragraph-rsid="001630a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30a7" officeooo:paragraph-rsid="0023629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072f" officeooo:paragraph-rsid="0018072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072f" officeooo:paragraph-rsid="002bbaf4"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Noto Mono" fo:font-size="12pt" fo:font-style="normal" fo:text-shadow="none" style:text-underline-style="none" fo:font-weight="normal" officeooo:rsid="001630a7" officeooo:paragraph-rsid="001630a7"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Noto Mono" fo:font-size="12pt" fo:font-style="normal" fo:text-shadow="none" style:text-underline-style="none" fo:font-weight="normal" officeooo:rsid="001630a7" officeooo:paragraph-rsid="0016db6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Noto Mono" fo:font-size="12pt" fo:font-style="normal" fo:text-shadow="none" style:text-underline-style="none" fo:font-weight="normal" officeooo:rsid="001630a7" officeooo:paragraph-rsid="0018072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Noto Mono" fo:font-size="12pt" fo:font-style="normal" fo:text-shadow="none" style:text-underline-style="none" fo:font-weight="normal" officeooo:rsid="001630a7" officeooo:paragraph-rsid="0020dc0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Noto Mono" fo:font-size="12pt" fo:font-style="normal" fo:text-shadow="none" style:text-underline-style="none" fo:font-weight="normal" officeooo:rsid="001630a7" officeooo:paragraph-rsid="0023f9e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Noto Mono" fo:font-size="12pt" fo:font-style="normal" fo:text-shadow="none" style:text-underline-style="none" fo:font-weight="normal" officeooo:rsid="001630a7" officeooo:paragraph-rsid="001be34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Noto Mono" fo:font-size="12pt" fo:font-style="normal" fo:text-shadow="none" style:text-underline-style="none" fo:font-weight="normal" officeooo:rsid="001630a7" officeooo:paragraph-rsid="002bbaf4"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Noto Mono" fo:font-size="12pt" fo:font-style="normal" fo:text-shadow="none" style:text-underline-style="none" fo:font-weight="normal" officeooo:rsid="0016db61" officeooo:paragraph-rsid="0018072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Noto Mono" fo:font-size="12pt" fo:font-style="normal" fo:text-shadow="none" style:text-underline-style="none" fo:font-weight="normal" officeooo:rsid="0018072f" officeooo:paragraph-rsid="0018072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Noto Mono" fo:font-size="12pt" fo:font-style="normal" fo:text-shadow="none" style:text-underline-style="none" fo:font-weight="normal" officeooo:rsid="001affe6" officeooo:paragraph-rsid="001affe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Noto Mono" fo:font-size="12pt" fo:font-style="normal" fo:text-shadow="none" style:text-underline-style="none" fo:font-weight="normal" officeooo:rsid="00236298" officeooo:paragraph-rsid="0023629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Noto Mono" fo:font-size="12pt" fo:font-style="normal" fo:text-shadow="none" style:text-underline-style="none" fo:font-weight="normal" officeooo:rsid="0023f9e5" officeooo:paragraph-rsid="0023f9e5"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Noto Mono" fo:font-size="12pt" fo:font-style="normal" fo:text-shadow="none" style:text-underline-style="none" fo:font-weight="normal" officeooo:rsid="0023f9e5" officeooo:paragraph-rsid="002bbaf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officeooo:rsid="0016db61" officeooo:paragraph-rsid="00236298"/>
    </style:style>
    <style:style style:name="P24" style:family="paragraph" style:parent-style-name="Table_20_Contents">
      <style:paragraph-properties fo:text-align="start" style:justify-single-word="false"/>
      <style:text-properties officeooo:rsid="0016db61" officeooo:paragraph-rsid="002bb0d7"/>
    </style:style>
    <style:style style:name="P25" style:family="paragraph" style:parent-style-name="Preformatted_20_Text">
      <style:paragraph-properties fo:orphans="2" fo:widows="2"/>
      <style:text-properties fo:font-variant="normal" fo:text-transform="none" fo:color="#000000" style:font-name="Noto Mono" fo:font-size="12pt" fo:letter-spacing="normal" style:font-size-asian="12pt" style:font-size-complex="12pt"/>
    </style:style>
    <style:style style:name="P26" style:family="paragraph" style:parent-style-name="Preformatted_20_Text">
      <style:paragraph-properties fo:orphans="2" fo:widows="2"/>
      <style:text-properties fo:font-variant="normal" fo:text-transform="none" fo:color="#000000" style:font-name="Noto Mono" fo:font-size="12pt" fo:letter-spacing="normal" officeooo:paragraph-rsid="002bbaf4" style:font-size-asian="12pt" style:font-size-complex="12pt"/>
    </style:style>
    <style:style style:name="P27" style:family="paragraph" style:parent-style-name="Preformatted_20_Text">
      <style:paragraph-properties fo:text-align="start" style:justify-single-word="false"/>
      <style:text-properties fo:font-variant="normal" fo:text-transform="none" fo:color="#000000" style:font-name="Noto Mono" fo:font-size="12pt" fo:letter-spacing="normal" officeooo:paragraph-rsid="002bbaf4" style:font-size-asian="12pt" style:font-size-complex="12pt"/>
    </style:style>
    <style:style style:name="P28" style:family="paragraph" style:parent-style-name="Preformatted_20_Text">
      <style:paragraph-properties fo:orphans="2" fo:widows="2"/>
      <style:text-properties fo:color="#000000" style:font-name="Noto Mono" fo:font-size="12pt" style:font-size-asian="12pt" style:font-size-complex="12pt"/>
    </style:style>
    <style:style style:name="P29" style:family="paragraph" style:parent-style-name="Text_20_body">
      <style:text-properties fo:font-style="italic" officeooo:rsid="0018072f" officeooo:paragraph-rsid="002bbaf4" style:font-style-asian="italic" style:font-style-complex="italic"/>
    </style:style>
    <style:style style:name="P30" style:family="paragraph" style:parent-style-name="Text_20_body">
      <style:text-properties fo:font-style="normal" officeooo:rsid="0018072f" officeooo:paragraph-rsid="0018072f" style:font-style-asian="normal" style:font-style-complex="normal"/>
    </style:style>
    <style:style style:name="P31" style:family="paragraph" style:parent-style-name="Text_20_body">
      <style:text-properties fo:font-style="normal" officeooo:rsid="002ee006" officeooo:paragraph-rsid="0018072f" style:font-style-asian="normal" style:font-style-complex="normal"/>
    </style:style>
    <style:style style:name="P32" style:family="paragraph" style:parent-style-name="Text_20_body">
      <style:text-properties fo:font-style="normal" fo:font-weight="bold" officeooo:rsid="002ee006" officeooo:paragraph-rsid="002ee006" fo:background-color="#fff200" style:font-style-asian="normal" style:font-weight-asian="bold" style:font-style-complex="normal" style:font-weight-complex="bold"/>
    </style:style>
    <style:style style:name="P33" style:family="paragraph" style:parent-style-name="Heading_20_2">
      <style:text-properties officeooo:paragraph-rsid="002bbaf4"/>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Noto Mono" fo:font-size="12pt" fo:font-style="normal" fo:text-shadow="none" style:text-underline-style="none" fo:font-weight="normal" fo:background-color="#fff200"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Heading_20_1" style:list-style-name=""/>
    <style:style style:name="P36" style:family="paragraph" style:parent-style-name="Heading_20_1" style:list-style-name="">
      <style:text-properties officeooo:rsid="001630a7" officeooo:paragraph-rsid="001630a7"/>
    </style:style>
    <style:style style:name="P37" style:family="paragraph" style:parent-style-name="Heading_20_1">
      <style:text-properties officeooo:paragraph-rsid="002bbaf4"/>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officeooo:rsid="001630a7" officeooo:paragraph-rsid="001630a7"/>
    </style:style>
    <style:style style:name="T1" style:family="text">
      <style:text-properties officeooo:rsid="001630a7"/>
    </style:style>
    <style:style style:name="T2" style:family="text">
      <style:text-properties fo:font-style="normal" style:font-style-asian="normal" style:font-style-complex="normal"/>
    </style:style>
    <style:style style:name="T3" style:family="text">
      <style:text-properties fo:font-style="normal" fo:font-weight="normal"/>
    </style:style>
    <style:style style:name="T4" style:family="text">
      <style:text-properties style:font-name="Noto Mono"/>
    </style:style>
    <style:style style:name="T5" style:family="text">
      <style:text-properties style:font-name="Noto Mono" officeooo:rsid="002bbaf4"/>
    </style:style>
    <style:style style:name="T6" style:family="text">
      <style:text-properties style:font-name="Liberation Serif1"/>
    </style:style>
    <style:style style:name="T7" style:family="text">
      <style:text-properties officeooo:rsid="0016db61"/>
    </style:style>
    <style:style style:name="T8" style:family="text">
      <style:text-properties fo:color="#000000" style:text-outline="false" style:text-line-through-style="none" style:text-line-through-type="none" style:font-name="Noto Mono"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Noto Mono" fo:font-size="12pt" fo:font-style="normal" fo:text-shadow="none" style:text-underline-style="none" fo:font-weight="normal" officeooo:rsid="0018072f"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Noto Mono" fo:font-size="12pt" fo:font-style="normal" fo:text-shadow="none" style:text-underline-style="none" fo:font-weight="normal" officeooo:rsid="002bb0d7"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Noto Mono" fo:font-size="12pt" fo:font-style="normal" fo:text-shadow="none" style:text-underline-style="none" fo:font-weight="normal" officeooo:rsid="001630a7"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officeooo:rsid="0018072f"/>
    </style:style>
    <style:style style:name="T13" style:family="text">
      <style:text-properties officeooo:rsid="0019e082"/>
    </style:style>
    <style:style style:name="T14" style:family="text">
      <style:text-properties officeooo:rsid="001be348"/>
    </style:style>
    <style:style style:name="T15" style:family="text">
      <style:text-properties officeooo:rsid="002b7581"/>
    </style:style>
    <style:style style:name="T16" style:family="text">
      <style:text-properties officeooo:rsid="002bb0d7"/>
    </style:style>
    <style:style style:name="T17" style:family="text">
      <style:text-properties officeooo:rsid="002bbaf4"/>
    </style:style>
    <style:style style:name="T18" style:family="text">
      <style:text-properties fo:font-style="italic" style:font-style-asian="italic" style:font-style-complex="italic"/>
    </style:style>
    <style:style style:name="T19" style:family="text">
      <style:text-properties fo:font-style="italic" officeooo:rsid="002bbaf4" style:font-style-asian="italic" style:font-style-complex="italic"/>
    </style:style>
    <style:style style:name="T20" style:family="text">
      <style:text-properties fo:font-variant="normal" fo:text-transform="none" fo:letter-spacing="normal"/>
    </style:style>
    <style:style style:name="T21" style:family="text">
      <style:text-properties fo:font-variant="normal" fo:text-transform="none" fo:letter-spacing="normal" fo:font-style="normal" fo:font-weight="normal"/>
    </style:style>
    <style:style style:name="T22" style:family="text">
      <style:text-properties style:text-outline="false" style:text-line-through-style="none" style:text-line-through-type="none" fo:font-style="normal" fo:text-shadow="none" style:text-underline-style="none" fo:font-weight="normal" officeooo:rsid="001630a7" style:font-style-asian="normal" style:font-weight-asian="normal" style:font-style-complex="normal" style:font-weight-complex="normal" style:text-overline-style="none" style:text-overline-color="font-color"/>
    </style:style>
    <style:style style:name="T23" style:family="text">
      <style:text-properties officeooo:rsid="002d80c5"/>
    </style:style>
    <style:style style:name="T24" style:family="text">
      <style:text-properties officeooo:rsid="002ee006"/>
    </style:style>
    <style:style style:name="T25" style:family="text">
      <style:text-properties fo:background-color="#ed1c24" loext:char-shading-value="0"/>
    </style:style>
    <style:style style:name="T26" style:family="text">
      <style:text-properties officeooo:rsid="002d80c5" fo:background-color="#ed1c24" loext:char-shading-value="0"/>
    </style:style>
    <style:style style:name="T27" style:family="text">
      <style:text-properties officeooo:rsid="002d80c5" fo:background-color="#ed1c24" loext:char-shading-value="0"/>
    </style:style>
    <style:style style:name="T28" style:family="text">
      <style:text-properties fo:background-color="#ed1c24" loext:char-shading-value="0"/>
    </style:style>
    <style:style style:name="T29" style:family="text">
      <style:text-properties fo:background-color="#fff200" loext:char-shading-value="0"/>
    </style:style>
    <style:style style:name="T30" style:family="text">
      <style:text-properties officeooo:rsid="002d80c5" fo:background-color="#fff2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7">POST </text:span>/<text:span text:style-name="T1">api/register</text:span></text:h>
      <text:p text:style-name="P3">Creates a user on the system, with the data field as {"friends": [1, 2]}. <text:span text:style-name="T13">Note: the example user will always exist, any other registered users might be erased from time to time, as the database might need to be reset.</text:span></text:p>
      <text:h text:style-name="Heading_20_2" text:outline-level="2">Input</text:h>
      <table:table table:name="Table1" table:style-name="Table1" table:template-name="Default Style">
        <table:table-column table:style-name="Table1.A"/>
        <table:table-row table:style-name="Table1.1">
          <table:table-cell table:style-name="Table1.A1" office:value-type="string">
            <text:p text:style-name="P6"><text:span text:style-name="T4">POST </text:span><text:a xlink:type="simple" xlink:href="http://n42k.ddns.net:8899/api/register" text:style-name="Internet_20_link" text:visited-style-name="Visited_20_Internet_20_Link"><text:span text:style-name="T4">http://n42k.ddns.net:8899/api/register</text:span></text:a></text:p>
            <text:p text:style-name="P20">Content-Type:application/json</text:p>
            <text:p text:style-name="P10">{</text:p>
            <text:p text:style-name="P10"><text:s text:c="4"/><text:span text:style-name="T6">"</text:span>username": "manel",</text:p>
            <text:p text:style-name="P10"><text:s text:c="4"/>"password": "<text:span text:style-name="T13">voar2</text:span>",</text:p>
            <text:p text:style-name="P10"><text:s text:c="4"/>"<text:span text:style-name="T14">firstName": "Manuel",</text:span></text:p>
            <text:p text:style-name="P10"><text:s text:c="4"/>"<text:span text:style-name="T14">lastName": "Oliveira",</text:span></text:p>
            <text:p text:style-name="P13"><text:s text:c="4"/>"data": "{<text:span text:style-name="T7">\"friends\":[1,2]</text:span>}"</text:p>
            <text:p text:style-name="P10">}</text:p>
          </table:table-cell>
        </table:table-row>
      </table:table>
      <text:p text:style-name="P1"/>
      <text:h text:style-name="Heading_20_2" text:outline-level="2">Output</text:h>
      <text:p text:style-name="P1">Success:</text:p>
      <table:table table:name="Table2" table:style-name="Table2" table:template-name="Default Style">
        <table:table-column table:style-name="Table2.A"/>
        <table:table-row table:style-name="Table2.1">
          <table:table-cell table:style-name="Table2.A1" office:value-type="string">
            <text:p text:style-name="P19">201</text:p>
            <text:p text:style-name="P19">{</text:p>
            <text:p text:style-name="P10"><text:s text:c="4"/>"success": {</text:p>
            <text:p text:style-name="P10"><text:s text:c="8"/>"id": 2</text:p>
            <text:p text:style-name="P10"><text:s text:c="4"/>}</text:p>
            <text:p text:style-name="P10">}</text:p>
          </table:table-cell>
        </table:table-row>
      </table:table>
      <text:p text:style-name="P1"/>
      <text:p text:style-name="P1">Failure:</text:p>
      <table:table table:name="Table3" table:style-name="Table3" table:template-name="Default Style">
        <table:table-column table:style-name="Table3.A"/>
        <table:table-row table:style-name="Table3.1">
          <table:table-cell table:style-name="Table3.A1" office:value-type="string">
            <text:p text:style-name="P19">500</text:p>
            <text:p text:style-name="P19">{</text:p>
            <text:p text:style-name="P10"><text:s text:c="4"/>"failed": "Username already exists!"</text:p>
            <text:p text:style-name="P10">}</text:p>
          </table:table-cell>
        </table:table-row>
      </table:table>
      <text:p text:style-name="P1"/>
      <text:h text:style-name="P36" text:outline-level="1"/>
      <text:h text:style-name="P39" text:outline-level="1"><text:span text:style-name="T7">POST </text:span>/api/login</text:h>
      <text:h text:style-name="Heading_20_2" text:outline-level="2">Input</text:h>
      <table:table table:name="Table4" table:style-name="Table4" table:template-name="Default Style">
        <table:table-column table:style-name="Table4.A"/>
        <table:table-row table:style-name="Table4.1">
          <table:table-cell table:style-name="Table4.A1" office:value-type="string">
            <text:p text:style-name="P7"><text:span text:style-name="T4">POST </text:span><text:a xlink:type="simple" xlink:href="http://n42k.ddns.net:8899/api/login" text:style-name="Internet_20_link" text:visited-style-name="Visited_20_Internet_20_Link"><text:span text:style-name="T4">http://n42k.ddns.net:8899/api/login</text:span></text:a></text:p>
            <text:p text:style-name="P20">Content-Type:application/json</text:p>
            <text:p text:style-name="P10">{</text:p>
            <text:p text:style-name="P10"><text:s text:c="4"/>"username": "manel",</text:p>
            <text:p text:style-name="P10"><text:s text:c="4"/>"password": "gaivota2"</text:p>
            <text:p text:style-name="P10">}</text:p>
          </table:table-cell>
        </table:table-row>
      </table:table>
      <text:p text:style-name="P1"/>
      <text:h text:style-name="Heading_20_2" text:outline-level="2">Output</text:h>
      <text:p text:style-name="P1">Success:</text:p>
      <table:table table:name="Table5" table:style-name="Table5" table:template-name="Default Style">
        <table:table-column table:style-name="Table5.A"/>
        <table:table-row table:style-name="Table5.1">
          <table:table-cell table:style-name="Table5.A1" office:value-type="string">
            <text:p text:style-name="P21">201</text:p>
            <text:p text:style-name="P21">{</text:p>
            <text:p text:style-name="P10"><text:s text:c="4"/>"success": {</text:p>
            <text:p text:style-name="P10"><text:s text:c="8"/>"id": 2,</text:p>
            <text:p text:style-name="P10"><text:s text:c="8"/>"<text:span text:style-name="T15">username": "manel",</text:span></text:p>
            <text:p text:style-name="P10"><text:s text:c="8"/>"<text:span text:style-name="T14">firstName": "Manuel",</text:span></text:p>
            <text:p text:style-name="P10"><text:s text:c="8"/>"<text:span text:style-name="T14">lastName": "Oliveira",</text:span></text:p>
            <text:p text:style-name="P15"><text:s text:c="8"/>"<text:span text:style-name="T14">data": </text:span>"{<text:span text:style-name="T7">\"friends\":[1,2]</text:span>}",</text:p>
            <text:p text:style-name="P10"><text:s text:c="8"/>"token": "eyJ0eXAiOiJKV1QiLCJhbGciOiJIUzI1NiJ9.eyJpZCI6MiwianRpIjoiNDExNTM3MjctZDY2OS00ZmI3LWE1YjItODljZGVlM2NjZTJiIiwiaWF0IjoxNTI2MDM5ODg4LCJleHAiOjE1MjYwNTAwMjN9.LsRPUvhghEF2UqPbxaiysbmopKMvIM6bW4L9SRppSus"</text:p>
            <text:p text:style-name="P10"><text:s text:c="4"/>}</text:p>
            <text:p text:style-name="P10">}</text:p>
          </table:table-cell>
        </table:table-row>
      </table:table>
      <text:p text:style-name="P1"/>
      <text:p text:style-name="P2">Failure:</text:p>
      <table:table table:name="Table6" table:style-name="Table6" table:template-name="Default Style">
        <table:table-column table:style-name="Table6.A"/>
        <table:table-row table:style-name="Table6.1">
          <table:table-cell table:style-name="Table6.A1" office:value-type="string">
            <text:p text:style-name="P21">500</text:p>
            <text:p text:style-name="P21">{</text:p>
            <text:p text:style-name="P11"><text:s text:c="4"/>"failed": "<text:span text:style-name="T7">Invalid username/password combination</text:span>!"</text:p>
            <text:p text:style-name="P11">}</text:p>
          </table:table-cell>
        </table:table-row>
      </table:table>
      <text:p text:style-name="P2"/>
      <text:p text:style-name="P2"/>
      <text:p text:style-name="P2"/>
      <text:p text:style-name="P2"/>
      <text:h text:style-name="Heading_20_1" text:outline-level="1"><text:soft-page-break/>GET /api/<text:span text:style-name="T16">user/&lt;id&gt;</text:span></text:h>
      <text:p text:style-name="P3">Gets the data field of an user based on the given auth token.</text:p>
      <text:h text:style-name="Heading_20_2" text:outline-level="2">Input</text:h>
      <table:table table:name="Table7" table:style-name="Table7" table:template-name="Default Style">
        <table:table-column table:style-name="Table7.A"/>
        <table:table-row table:style-name="Table7.1">
          <table:table-cell table:style-name="Table7.A1" office:value-type="string">
            <text:p text:style-name="P24"><text:span text:style-name="T10">GET </text:span><text:a xlink:type="simple" xlink:href="http://n42k.ddns.net:8899/api/user/1" text:style-name="Internet_20_link" text:visited-style-name="Visited_20_Internet_20_Link">http://n42k.ddns.net:8899/api/user/1</text:a></text:p>
            <text:p text:style-name="P24"><text:span text:style-name="T8">auth:</text:span><text:span text:style-name="T11">eyJ0eXAiOiJKV1QiLCJhbGciOiJIUzI1NiJ9.eyJpZCI6MiwianRpIjoiNDExNTM3MjctZDY2OS00ZmI3LWE1YjItODljZGVlM2NjZTJiIiwiaWF0IjoxNTI2MDM5ODg4LCJleHAiOjE1MjYwNTAwMjN9.LsRPUvhghEF2UqPbxaiysbmopKMvIM6bW4L9SRppSus</text:span></text:p>
          </table:table-cell>
        </table:table-row>
      </table:table>
      <text:h text:style-name="Heading_20_2" text:outline-level="2">Output</text:h>
      <text:p text:style-name="P2">Success:</text:p>
      <table:table table:name="Table8" table:style-name="Table8" table:template-name="Default Style">
        <table:table-column table:style-name="Table8.A"/>
        <table:table-row table:style-name="Table8.1">
          <table:table-cell table:style-name="Table8.A1" office:value-type="string">
            <text:p text:style-name="P21">201</text:p>
            <text:p text:style-name="P21">{</text:p>
            <text:p text:style-name="P11"><text:s text:c="4"/>"success": {</text:p>
            <text:p text:style-name="P11"><text:s text:c="8"/>"<text:span text:style-name="T16">id": 1,</text:span></text:p>
            <text:p text:style-name="P11"><text:s text:c="8"/>"<text:span text:style-name="T16">username": "manel",</text:span></text:p>
            <text:p text:style-name="P11"><text:s text:c="8"/>"<text:span text:style-name="T16">firstName": "Manuel",</text:span></text:p>
            <text:p text:style-name="P11"><text:s text:c="8"/>"<text:span text:style-name="T16">lastName": "Oliveira",</text:span></text:p>
            <text:p text:style-name="P11"><text:s text:c="8"/>"<text:span text:style-name="T7">data</text:span>": "{<text:span text:style-name="T7">\"friends\":[1,2]</text:span>}"</text:p>
            <text:p text:style-name="P11"><text:s text:c="4"/><text:span text:style-name="T7">}</text:span></text:p>
            <text:p text:style-name="P11">}</text:p>
          </table:table-cell>
        </table:table-row>
      </table:table>
      <text:p text:style-name="Text_20_body"/>
      <text:p text:style-name="P2">Failure:</text:p>
      <table:table table:name="Table9" table:style-name="Table9" table:template-name="Default Style">
        <table:table-column table:style-name="Table9.A"/>
        <table:table-row table:style-name="Table9.1">
          <table:table-cell table:style-name="Table9.A1" office:value-type="string">
            <text:p text:style-name="P21">500</text:p>
            <text:p text:style-name="P21">{</text:p>
            <text:p text:style-name="P11"><text:s text:c="4"/>"failed": "<text:span text:style-name="T7">Invalid token</text:span>!"</text:p>
            <text:p text:style-name="P11">}</text:p>
          </table:table-cell>
        </table:table-row>
      </table:table>
      <text:h text:style-name="P35" text:outline-level="1"/>
      <text:h text:style-name="P38" text:outline-level="1">POST /api/data</text:h>
      <text:p text:style-name="P3">Updates the data field of the user based on the given auth token.</text:p>
      <text:h text:style-name="Heading_20_2" text:outline-level="2">Input</text:h>
      <table:table table:name="Table10" table:style-name="Table10" table:template-name="Default Style">
        <table:table-column table:style-name="Table10.A"/>
        <table:table-row table:style-name="Table10.1">
          <table:table-cell table:style-name="Table10.A1" office:value-type="string">
            <text:p text:style-name="P23"><text:span text:style-name="T9">POST</text:span><text:span text:style-name="T8"> </text:span><text:a xlink:type="simple" xlink:href="http://n42k.ddns.net:8899/api/data" text:style-name="Internet_20_link" text:visited-style-name="Visited_20_Internet_20_Link"><text:span text:style-name="T4">http://n42k.ddns.net:8899/api/data</text:span></text:a></text:p>
            <text:p text:style-name="P20">Content-Type:application/json</text:p>
            <text:p text:style-name="P17">auth:eyJ0eXAiOiJKV1QiLCJhbGciOiJIUzI1NiJ9.eyJpZCI6MiwianRpIjoiNDExNTM3MjctZDY2OS00ZmI3LWE1YjItODljZGVlM2NjZTJiIiwiaWF0IjoxNTI2MDM5ODg4LCJleHAiOjE1MjYwNTAwMjN9.LsRPUvhghEF2UqPbxaiysbmopKMvIM6bW4L9SRppSus</text:p>
            <text:p text:style-name="P12">{</text:p>
            <text:p text:style-name="P18"><text:span text:style-name="T1"><text:s text:c="4"/>"</text:span>data": <text:span text:style-name="T1">"{\"friends\":[1,2,</text:span>3<text:span text:style-name="T7">]}"</text:span></text:p>
            <text:p text:style-name="P12">}</text:p>
          </table:table-cell>
        </table:table-row>
      </table:table>
      <text:h text:style-name="Heading_20_2" text:outline-level="2">Output</text:h>
      <text:p text:style-name="P3">Success:</text:p>
      <table:table table:name="Table11" table:style-name="Table11" table:template-name="Default Style">
        <table:table-column table:style-name="Table11.A"/>
        <table:table-row table:style-name="Table11.1">
          <table:table-cell table:style-name="Table11.A1" office:value-type="string">
            <text:p text:style-name="P21">201</text:p>
            <text:p text:style-name="P21">{</text:p>
            <text:p text:style-name="P12"><text:s text:c="4"/>"success": "<text:span text:style-name="T12">Successfully updated data!"</text:span></text:p>
            <text:p text:style-name="P12">}</text:p>
          </table:table-cell>
        </table:table-row>
      </table:table>
      <text:p text:style-name="P3"/>
      <text:p text:style-name="P3">Failure:</text:p>
      <table:table table:name="Table12" table:style-name="Table12" table:template-name="Default Style">
        <table:table-column table:style-name="Table12.A"/>
        <table:table-row table:style-name="Table12.1">
          <table:table-cell table:style-name="Table12.A1" office:value-type="string">
            <text:p text:style-name="P21">501</text:p>
            <text:p text:style-name="P21">{</text:p>
            <text:p text:style-name="P12"><text:s text:c="4"/>"failed": "<text:span text:style-name="T7">Invalid token</text:span>!"</text:p>
            <text:p text:style-name="P12">}</text:p>
          </table:table-cell>
        </table:table-row>
      </table:table>
      <text:p text:style-name="P3"/>
      <text:h text:style-name="P38" text:outline-level="1">POST <text:span text:style-name="T2">/api/event/beacon</text:span></text:h>
      <text:p text:style-name="P30">Creates a beacon event, notifying the server that the user given by the auth token was present in the <text:span text:style-name="T17">room</text:span> <text:span text:style-name="T19">roomId</text:span><text:span text:style-name="T17"> </text:span>at the sent time. Note: we could have simply used the time the server receives the request, but doing it this way allows handling cases where we wish to send old events (e.g. the user has no internet after logging in, but we still wish to send his generated events when possible).</text:p>
      <text:p text:style-name="P31"/>
      <text:p text:style-name="P32">Available rooms:</text:p>
      <table:table table:name="Table19" table:style-name="Table19" table:template-name="Default Style">
        <table:table-column table:style-name="Table19.A"/>
        <table:table-row table:style-name="Table19.1">
          <table:table-cell table:style-name="Table19.A1" office:value-type="string">
            <text:p text:style-name="P34">"<text:span text:style-name="T24">B002", "B003", "B217", "B001", "#XP-PX", "B229", "Auditorium", "XPSpaces", "B336", "B232C", "B110", "B113", "B105", "B111"</text:span></text:p>
          </table:table-cell>
        </table:table-row>
      </table:table>
      <text:p text:style-name="P32"/>
      <text:h text:style-name="Heading_20_2" text:outline-level="2">Input</text:h>
      <table:table table:name="Table13" table:style-name="Table13" table:template-name="Default Style">
        <table:table-column table:style-name="Table13.A"/>
        <table:table-row table:style-name="Table13.1">
          <table:table-cell table:style-name="Table13.A1" office:value-type="string">
            <text:p text:style-name="P8"><text:span text:style-name="T4">POST </text:span><text:a xlink:type="simple" xlink:href="http://n42k.ddns.net:8899/api/event/beacon" text:style-name="Internet_20_link" text:visited-style-name="Visited_20_Internet_20_Link"><text:span text:style-name="T4">http://n42k.ddns.net:8899/api/event/beacon</text:span></text:a></text:p>
            <text:p text:style-name="P17">auth:eyJ0eXAiOiJKV1QiLCJhbGciOiJIUzI1NiJ9.eyJpZCI6MiwianRpIjoiNDExNTM3MjctZDY2OS00ZmI3LWE1YjItODljZGVlM2NjZTJiIiwiaWF0IjoxNTI2MDM5ODg4LCJleHAiOjE1MjYwNTAwMjN9.LsRPUvhghEF2UqPbxaiysbmopKMvIM6bW4L9SRppSus</text:p>
            <text:p text:style-name="P12">{</text:p>
            <text:p text:style-name="P18"><text:span text:style-name="T1"><text:s text:c="4"/>"roomId</text:span>": <text:span text:style-name="T29">"</text:span><text:span text:style-name="T30">B002"</text:span>,</text:p>
            <text:p text:style-name="P18"><text:s text:c="4"/>"<text:span text:style-name="T17">sessionId": null,</text:span></text:p>
            <text:p text:style-name="P18"><text:s text:c="4"/>"time": 1527160920000</text:p>
            <text:p text:style-name="P12">}</text:p>
          </table:table-cell>
        </table:table-row>
      </table:table>
      <text:h text:style-name="Heading_20_2" text:outline-level="2">Output</text:h>
      <text:p text:style-name="P4">Success:</text:p>
      <table:table table:name="Table14" table:style-name="Table14">
        <table:table-column table:style-name="Table14.A"/>
        <table:table-row table:style-name="Table14.1">
          <table:table-cell table:style-name="Table14.A1" office:value-type="string">
            <text:p text:style-name="P21">201</text:p>
            <text:p text:style-name="P21">{</text:p>
            <text:p text:style-name="P14"><text:s text:c="4"/>"success": "<text:span text:style-name="T17">Event handled!"</text:span></text:p>
            <text:p text:style-name="P14">}</text:p>
          </table:table-cell>
        </table:table-row>
      </table:table>
      <text:p text:style-name="P4"/>
      <text:p text:style-name="P4">Failure:</text:p>
      <table:table table:name="Table15" table:style-name="Table15">
        <table:table-column table:style-name="Table15.A"/>
        <table:table-row table:style-name="Table15.1">
          <table:table-cell table:style-name="Table15.A1" office:value-type="string">
            <text:p text:style-name="P21">501</text:p>
            <text:p text:style-name="P21">{</text:p>
            <text:p text:style-name="P14"><text:s text:c="4"/>"failed": "<text:span text:style-name="T7">Invalid token</text:span>!"</text:p>
            <text:p text:style-name="P14">}</text:p>
          </table:table-cell>
        </table:table-row>
      </table:table>
      <text:p text:style-name="P4"/>
      <text:p text:style-name="P4"/>
      <text:p text:style-name="P4"/>
      <text:h text:style-name="P37" text:outline-level="1"><text:soft-page-break/>GET <text:span text:style-name="T18">/api/eventsInput</text:span></text:h>
      <table:table table:name="Table16" table:style-name="Table16">
        <table:table-column table:style-name="Table16.A"/>
        <table:table-row table:style-name="Table16.1">
          <table:table-cell table:style-name="Table16.A1" office:value-type="string">
            <text:p text:style-name="P9"><text:span text:style-name="T5">GET </text:span><text:a xlink:type="simple" xlink:href="http://n42k.ddns.net:8899/api/events" text:style-name="Internet_20_link" text:visited-style-name="Visited_20_Internet_20_Link"><text:span text:style-name="T5">http://n42k.ddns.net:8899/api/events</text:span></text:a></text:p>
          </table:table-cell>
        </table:table-row>
      </table:table>
      <text:h text:style-name="P33" text:outline-level="2">Output</text:h>
      <text:p text:style-name="P5">Success:</text:p>
      <table:table table:name="Table17" table:style-name="Table17">
        <table:table-column table:style-name="Table17.A"/>
        <table:table-row table:style-name="Table17.1">
          <table:table-cell table:style-name="Table17.A1" office:value-type="string">
            <text:p text:style-name="P22">201</text:p>
            <text:p text:style-name="P27"><text:span text:style-name="T22">{</text:span><text:span text:style-name="T3">"success": [</text:span></text:p>
            <text:p text:style-name="P26"><text:s text:c="8"/><text:span text:style-name="T3">{</text:span></text:p>
            <text:p text:style-name="P25"><text:s text:c="12"/><text:span text:style-name="T3">"id": 1,</text:span></text:p>
            <text:p text:style-name="P25"><text:s text:c="12"/><text:span text:style-name="T3">"EventTypeId": 1,</text:span></text:p>
            <text:p text:style-name="P25"><text:s text:c="12"/><text:span text:style-name="T3">"properties": {</text:span></text:p>
            <text:p text:style-name="P25"><text:s text:c="16"/><text:span text:style-name="T3">"time": "31432",</text:span></text:p>
            <text:p text:style-name="P25"><text:s text:c="16"/><text:span text:style-name="T3">"sessionId": "5",</text:span></text:p>
            <text:p text:style-name="P25"><text:s text:c="16"/><text:span text:style-name="T3">"roomId": null</text:span></text:p>
            <text:p text:style-name="P25"><text:s text:c="12"/><text:span text:style-name="T3">}</text:span></text:p>
            <text:p text:style-name="P25"><text:s text:c="8"/><text:span text:style-name="T3">},</text:span></text:p>
            <text:p text:style-name="P25"><text:s text:c="8"/><text:span text:style-name="T3">{</text:span></text:p>
            <text:p text:style-name="P25"><text:s text:c="12"/><text:span text:style-name="T3">"id": 2,</text:span></text:p>
            <text:p text:style-name="P25"><text:s text:c="12"/><text:span text:style-name="T3">"EventTypeId": 1,</text:span></text:p>
            <text:p text:style-name="P25"><text:s text:c="12"/><text:span text:style-name="T3">"properties": {</text:span></text:p>
            <text:p text:style-name="P25"><text:s text:c="16"/><text:span text:style-name="T3">"time": "31432",</text:span></text:p>
            <text:p text:style-name="P25"><text:s text:c="16"/><text:span text:style-name="T3">"sessionId": "5",</text:span></text:p>
            <text:p text:style-name="P25"><text:s text:c="16"/><text:span text:style-name="T3">"roomId": null</text:span></text:p>
            <text:p text:style-name="P25"><text:s text:c="12"/><text:span text:style-name="T3">}</text:span></text:p>
            <text:p text:style-name="P25"><text:s text:c="8"/><text:span text:style-name="T3">},</text:span></text:p>
            <text:p text:style-name="P25"><text:s text:c="8"/><text:span text:style-name="T3">{</text:span></text:p>
            <text:p text:style-name="P25"><text:s text:c="12"/><text:span text:style-name="T3">"id": 3,</text:span></text:p>
            <text:p text:style-name="P25"><text:s text:c="12"/><text:span text:style-name="T3">"EventTypeId": 1,</text:span></text:p>
            <text:p text:style-name="P25"><text:s text:c="12"/><text:span text:style-name="T3">"properties": {</text:span></text:p>
            <text:p text:style-name="P25"><text:s text:c="16"/><text:span text:style-name="T3">"time": "31432",</text:span></text:p>
            <text:p text:style-name="P25"><text:s text:c="16"/><text:span text:style-name="T3">"sessionId": "5",</text:span></text:p>
            <text:p text:style-name="P25"><text:s text:c="16"/><text:span text:style-name="T3">"roomId": null</text:span></text:p>
            <text:p text:style-name="P25"><text:s text:c="12"/><text:span text:style-name="T3">}</text:span></text:p>
            <text:p text:style-name="P25"><text:s text:c="8"/><text:span text:style-name="T3">}</text:span></text:p>
            <text:p text:style-name="P28"><text:span text:style-name="T20"><text:s text:c="4"/></text:span><text:span text:style-name="T21">]}</text:span></text:p>
          </table:table-cell>
        </table:table-row>
      </table:table>
      <text:p text:style-name="P5"/>
      <text:p text:style-name="P5">Failure:</text:p>
      <table:table table:name="Table18" table:style-name="Table18">
        <table:table-column table:style-name="Table18.A"/>
        <table:table-row table:style-name="Table18.1">
          <table:table-cell table:style-name="Table18.A1" office:value-type="string">
            <text:p text:style-name="P22">50<text:span text:style-name="T17">0</text:span></text:p>
            <text:p text:style-name="P22">{</text:p>
            <text:p text:style-name="P16"><text:s text:c="4"/>"failed": "<text:span text:style-name="T17">Error</text:span>!"</text:p>
            <text:p text:style-name="P16">}</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Noto Mono" svg:font-family="'Noto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12:50:45.999000000</meta:creation-date>
    <dc:date>2018-05-21T13:58:42.339000000</dc:date>
    <meta:editing-duration>PT1H4M4S</meta:editing-duration>
    <meta:editing-cycles>18</meta:editing-cycles>
    <meta:generator>LibreOffice/6.0.1.1$Windows_X86_64 LibreOffice_project/60bfb1526849283ce2491346ed2aa51c465abfe6</meta:generator>
    <meta:document-statistic meta:table-count="19" meta:image-count="0" meta:object-count="0" meta:page-count="6" meta:paragraph-count="155" meta:word-count="379" meta:character-count="3921" meta:non-whitespace-character-count="3161"/>
  </office:meta>
</office:document-meta>
</file>